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RPAdapter.getWsrp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RPAdapter.setConfig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Adapter.getPossibleCopletModes( CopletInstance copletInstanceDat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WSRPAdapter.inform( WSRPEvent ev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WSRPAdapter.setPropertie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Adapter.setCurrentCopletInstanceData( CopletInstance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Adapt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RPAdapter.login( CopletInstance copl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FormRewritingHandler.FormRewritingHandler( ContentHandle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RPAdapter.getPortletInstanceKey( PortletKey key , CopletInstance coplet ,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RPAdapter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Adapter.getPossibleWindowStates( CopletInstance copletInstanceDat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WSRPAdapter.createObject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rmRewritingHandler.startElement( String uri , String loc , String raw , Attributes 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SRPAdapter.logout( CopletInstance copl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SRPAdapter.performBlockingInteraction( WSRPPortlet portlet , SimplePortletWindowSession windowSession , User user , Request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WSRPAdapter.getCurrentCopletInstanc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Adapter.getSimplePortletWindowSession( WSRPPortlet portlet , String portletInstanceKey , User us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SRPAdapter.getTitle( CopletInstance copletInstance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SRPAdapter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SRPAdapter.getMarkupContext( WSRPPortlet portlet , SimplePortletWindowSession windowSession , User u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SRPAdapter.setService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Adapter.getConsumer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Adapter.setUserContextProvider( UserContextProvider userContext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Adapter.process( RequestProcessorAspect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SRPAdapter.checkInitializ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SRPAdapter.addProducer( Producer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Adapter.streamContent( CopletInstance coplet , ContentHandler contentHandl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WSRPAdapter.getAdapt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